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8.2333in" fo:margin-left="-0.7528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2.6854in"/>
    </style:style>
    <style:style style:name="Table2.C" style:family="table-column">
      <style:table-column-properties style:column-width="2.7354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8.2333in" fo:margin-left="-0.7528in" table:align="left"/>
    </style:style>
    <style:style style:name="Table1.A" style:family="table-column">
      <style:table-column-properties style:column-width="1.3076in"/>
    </style:style>
    <style:style style:name="Table1.B" style:family="table-column">
      <style:table-column-properties style:column-width="1.9278in"/>
    </style:style>
    <style:style style:name="Table1.C" style:family="table-column">
      <style:table-column-properties style:column-width="2.4993in"/>
    </style:style>
    <style:style style:name="Table1.D" style:family="table-column">
      <style:table-column-properties style:column-width="2.4986in"/>
    </style:style>
    <style:style style:name="Table1.A1" style:family="table-cell">
      <style:table-cell-properties fo:padding="0in" fo:border="none" style:writing-mode="page"/>
    </style:style>
    <style:style style:name="Table3" style:family="table">
      <style:table-properties style:width="8.2333in" fo:margin-left="-0.7528in" table:align="left"/>
    </style:style>
    <style:style style:name="Table3.A" style:family="table-column">
      <style:table-column-properties style:column-width="0.8944in"/>
    </style:style>
    <style:style style:name="Table3.B" style:family="table-column">
      <style:table-column-properties style:column-width="4.2326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2.1688in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8.2333in" fo:margin-left="-0.7528in" table:align="left"/>
    </style:style>
    <style:style style:name="Table4.A" style:family="table-column">
      <style:table-column-properties style:column-width="1.4354in"/>
    </style:style>
    <style:style style:name="Table4.B" style:family="table-column">
      <style:table-column-properties style:column-width="3.6917in"/>
    </style:style>
    <style:style style:name="Table4.C" style:family="table-column">
      <style:table-column-properties style:column-width="1.1229in"/>
    </style:style>
    <style:style style:name="Table4.D" style:family="table-column">
      <style:table-column-properties style:column-width="1.9833in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8.2333in" fo:margin-left="-0.7528in" table:align="left"/>
    </style:style>
    <style:style style:name="Table5.A" style:family="table-column">
      <style:table-column-properties style:column-width="1.4354in"/>
    </style:style>
    <style:style style:name="Table5.B" style:family="table-column">
      <style:table-column-properties style:column-width="3.6917in"/>
    </style:style>
    <style:style style:name="Table5.C" style:family="table-column">
      <style:table-column-properties style:column-width="1.1229in"/>
    </style:style>
    <style:style style:name="Table5.D" style:family="table-column">
      <style:table-column-properties style:column-width="1.9833in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8.2333in" fo:margin-left="-0.7528in" table:align="left"/>
    </style:style>
    <style:style style:name="Table6.A" style:family="table-column">
      <style:table-column-properties style:column-width="1.4354in"/>
    </style:style>
    <style:style style:name="Table6.B" style:family="table-column">
      <style:table-column-properties style:column-width="3.6917in"/>
    </style:style>
    <style:style style:name="Table6.C" style:family="table-column">
      <style:table-column-properties style:column-width="3.1063in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8.2333in" fo:margin-left="-0.7528in" table:align="left"/>
    </style:style>
    <style:style style:name="Table7.A" style:family="table-column">
      <style:table-column-properties style:column-width="6.7479in"/>
    </style:style>
    <style:style style:name="Table7.B" style:family="table-column">
      <style:table-column-properties style:column-width="0.3819in"/>
    </style:style>
    <style:style style:name="Table7.C" style:family="table-column">
      <style:table-column-properties style:column-width="0.3701in"/>
    </style:style>
    <style:style style:name="Table7.D" style:family="table-column">
      <style:table-column-properties style:column-width="0.7333in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8.2333in" fo:margin-left="-0.7528in" table:align="left"/>
    </style:style>
    <style:style style:name="Table8.A" style:family="table-column">
      <style:table-column-properties style:column-width="1.4354in"/>
    </style:style>
    <style:style style:name="Table8.B" style:family="table-column">
      <style:table-column-properties style:column-width="3.6917in"/>
    </style:style>
    <style:style style:name="Table8.C" style:family="table-column">
      <style:table-column-properties style:column-width="3.1063in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47156b" officeooo:paragraph-rsid="0047156b" fo:background-color="#ddddd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486d51" officeooo:paragraph-rsid="00486d51" fo:background-color="#ddddd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8pt" fo:font-style="normal" fo:font-weight="bold" officeooo:paragraph-rsid="00463224" fo:background-color="#dddddd" style:font-size-asian="8pt" style:font-style-asian="normal" style:font-weight-asian="bold" style:font-size-complex="8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08ee4"/>
    </style:style>
    <style:style style:name="P5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3b645"/>
    </style:style>
    <style:style style:name="P6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44950f"/>
    </style:style>
    <style:style style:name="P7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463224"/>
    </style:style>
    <style:style style:name="P8" style:family="paragraph" style:parent-style-name="Standard" style:master-page-name="">
      <loext:graphic-properties draw:fill="none"/>
      <style:paragraph-properties fo:margin-left="-0.1181in" fo:margin-right="0.2362in" fo:text-align="justify" style:justify-single-word="false" fo:text-indent="-0.6299in" style:auto-text-indent="false" style:page-number="auto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4480b8" officeooo:paragraph-rsid="004480b8" fo:background-color="#ff8000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34a1fa" officeooo:paragraph-rsid="0044950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34a1fa" officeooo:paragraph-rsid="0046322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44950f" officeooo:paragraph-rsid="0044950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44950f" officeooo:paragraph-rsid="0046322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47156b" officeooo:paragraph-rsid="0047156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officeooo:paragraph-rsid="0044950f"/>
    </style:style>
    <style:style style:name="P15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normal" officeooo:rsid="0034a1fa" officeooo:paragraph-rsid="0046322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00eaf" officeooo:paragraph-rsid="00500eaf" fo:background-color="#ff8000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00eaf" officeooo:paragraph-rsid="00517fe1" fo:background-color="#ff8000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29fc9" officeooo:paragraph-rsid="00529fc9" fo:background-color="#ff8000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17fe1" officeooo:paragraph-rsid="00517fe1" fo:background-color="#ddddd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17fe1" officeooo:paragraph-rsid="00529fc9" fo:background-color="#ddddd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5515d" officeooo:paragraph-rsid="0055515d" fo:background-color="#ddddd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7216b" officeooo:paragraph-rsid="0057216b" fo:background-color="#ddddd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7ee01" officeooo:paragraph-rsid="0057ee01" fo:background-color="#ddddd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5a9aa8" officeooo:paragraph-rsid="005a9aa8" fo:background-color="#ddddd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tyle="normal" fo:font-weight="bold" officeooo:rsid="004ce6fc" officeooo:paragraph-rsid="004ce6fc" fo:background-color="#dddddd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517fe1"/>
    </style:style>
    <style:style style:name="P27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5293e9"/>
    </style:style>
    <style:style style:name="P28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529fc9"/>
    </style:style>
    <style:style style:name="P29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55515d"/>
    </style:style>
    <style:style style:name="P30" style:family="paragraph" style:parent-style-name="Standard">
      <style:text-properties officeooo:paragraph-rsid="00529fc9"/>
    </style:style>
    <style:style style:name="P31" style:family="paragraph" style:parent-style-name="Standard">
      <style:text-properties officeooo:paragraph-rsid="0055515d"/>
    </style:style>
    <style:style style:name="P32" style:family="paragraph" style:parent-style-name="Standard">
      <style:text-properties fo:font-weight="bold" officeooo:rsid="0057ee01" officeooo:paragraph-rsid="0057ee01" style:font-weight-asian="bold" style:font-weight-complex="bold"/>
    </style:style>
    <style:style style:name="P33" style:family="paragraph" style:parent-style-name="Standard">
      <style:text-properties fo:font-weight="bold" officeooo:rsid="0057ee01" officeooo:paragraph-rsid="005a9aa8" style:font-weight-asian="bold" style:font-weight-complex="bold"/>
    </style:style>
    <style:style style:name="P34" style:family="paragraph" style:parent-style-name="Standard">
      <style:text-properties fo:font-weight="bold" officeooo:rsid="005c479a" officeooo:paragraph-rsid="005c479a" style:font-weight-asian="bold" style:font-weight-complex="bold"/>
    </style:style>
    <style:style style:name="P35" style:family="paragraph" style:parent-style-name="Standard">
      <style:text-properties officeooo:paragraph-rsid="005a9aa8"/>
    </style:style>
    <style:style style:name="P36" style:family="paragraph" style:parent-style-name="Standard">
      <style:text-properties officeooo:paragraph-rsid="005c479a"/>
    </style:style>
    <style:style style:name="P37" style:family="paragraph" style:parent-style-name="Standard">
      <style:text-properties officeooo:paragraph-rsid="005c8075"/>
    </style:style>
    <style:style style:name="P38" style:family="paragraph" style:parent-style-name="Standard">
      <style:text-properties officeooo:paragraph-rsid="005daf03"/>
    </style:style>
    <style:style style:name="P39" style:family="paragraph" style:parent-style-name="Standard">
      <style:text-properties officeooo:paragraph-rsid="005de82d"/>
    </style:style>
    <style:style style:name="P40" style:family="paragraph" style:parent-style-name="Standard">
      <style:text-properties officeooo:paragraph-rsid="00604b7c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44950f" officeooo:paragraph-rsid="00529fc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44950f" officeooo:paragraph-rsid="0055515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53f5a9" officeooo:paragraph-rsid="0053f5a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57ee01" officeooo:paragraph-rsid="0057ee0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57ee01" officeooo:paragraph-rsid="005a9a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5955b4" officeooo:paragraph-rsid="005955b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normal" officeooo:rsid="005955b4" officeooo:paragraph-rsid="005a9a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bold" officeooo:rsid="0053f5a9" officeooo:paragraph-rsid="0053f5a9" fo:background-color="transparent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bold" officeooo:rsid="0057216b" officeooo:paragraph-rsid="0057216b" fo:background-color="transparent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bold" officeooo:rsid="0057ee01" officeooo:paragraph-rsid="0057ee01" fo:background-color="transparent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bold" officeooo:rsid="0057ee01" officeooo:paragraph-rsid="005a9aa8" fo:background-color="transparent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bold" officeooo:rsid="00593312" officeooo:paragraph-rsid="00593312" fo:background-color="transparent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bold" officeooo:rsid="00593312" officeooo:paragraph-rsid="005a9aa8" fo:background-color="transparent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ize="10pt" fo:font-style="normal" fo:font-weight="bold" officeooo:rsid="005c0457" officeooo:paragraph-rsid="005c0457" fo:background-color="transparent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53f5a9" officeooo:paragraph-rsid="0053f5a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53f5a9" officeooo:paragraph-rsid="0055515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53f5a9" officeooo:paragraph-rsid="005a9aa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44950f" officeooo:paragraph-rsid="00529f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44950f" officeooo:paragraph-rsid="0055515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44950f" officeooo:paragraph-rsid="005a9aa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55515d" officeooo:paragraph-rsid="0055515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Table_20_Contents">
      <style:paragraph-properties fo:text-align="justify" style:justify-single-word="false"/>
      <style:text-properties style:font-name="Calibri" fo:font-size="8pt" fo:font-style="normal" fo:font-weight="normal" officeooo:rsid="0055515d" officeooo:paragraph-rsid="005a9aa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size="8pt" fo:font-style="normal" fo:font-weight="bold" officeooo:rsid="0055515d" officeooo:paragraph-rsid="0055515d" fo:background-color="transparent" style:font-size-asian="8pt" style:font-style-asian="normal" style:font-weight-asian="bold" style:font-size-complex="8pt" style:font-style-complex="normal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Calibri" fo:font-size="8pt" fo:font-style="normal" fo:font-weight="bold" officeooo:rsid="0057216b" officeooo:paragraph-rsid="0057216b" fo:background-color="transparent" style:font-size-asian="8pt" style:font-style-asian="normal" style:font-weight-asian="bold" style:font-size-complex="8pt" style:font-style-complex="normal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style:font-name="Calibri" fo:font-size="8pt" fo:font-style="normal" fo:font-weight="bold" officeooo:rsid="0057ee01" officeooo:paragraph-rsid="0057ee01" fo:background-color="transparent" style:font-size-asian="8pt" style:font-style-asian="normal" style:font-weight-asian="bold" style:font-size-complex="8pt" style:font-style-complex="normal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" fo:font-size="8pt" fo:font-style="normal" fo:font-weight="bold" officeooo:rsid="0057ee01" officeooo:paragraph-rsid="005a9aa8" fo:background-color="transparent" style:font-size-asian="8pt" style:font-style-asian="normal" style:font-weight-asian="bold" style:font-size-complex="8pt" style:font-style-complex="normal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officeooo:paragraph-rsid="0055515d"/>
    </style:style>
    <style:style style:name="P68" style:family="paragraph" style:parent-style-name="Text_20_body">
      <style:paragraph-properties fo:text-align="justify" style:justify-single-word="false"/>
      <style:text-properties style:font-name="Calibri" fo:font-size="8pt" fo:font-style="normal" fo:font-weight="normal" officeooo:rsid="0055515d" officeooo:paragraph-rsid="0055515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Calibri" fo:font-size="8pt" fo:font-style="normal" fo:font-weight="normal" officeooo:rsid="0055515d" officeooo:paragraph-rsid="005a9aa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Calibri" fo:font-size="8pt" fo:font-style="normal" fo:font-weight="bold" officeooo:rsid="0055515d" officeooo:paragraph-rsid="0055515d" fo:background-color="transparent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Text_20_body" style:list-style-name="L2"/>
    <style:style style:name="P72" style:family="paragraph" style:parent-style-name="Text_20_body">
      <style:text-properties fo:font-weight="bold" officeooo:rsid="0057ee01" officeooo:paragraph-rsid="0057ee01" style:font-weight-asian="bold" style:font-weight-complex="bold"/>
    </style:style>
    <style:style style:name="P73" style:family="paragraph" style:parent-style-name="Text_20_body">
      <style:paragraph-properties fo:text-align="justify" style:justify-single-word="false"/>
      <style:text-properties officeooo:paragraph-rsid="0055515d"/>
    </style:style>
    <style:style style:name="P74" style:family="paragraph" style:parent-style-name="Text_20_body">
      <style:paragraph-properties fo:text-align="justify" style:justify-single-word="false"/>
      <style:text-properties officeooo:paragraph-rsid="005a9aa8"/>
    </style:style>
    <style:style style:name="P75" style:family="paragraph" style:parent-style-name="Text_20_body">
      <style:text-properties officeooo:paragraph-rsid="0057ee0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8fba6" style:font-weight-asian="bold" style:font-weight-complex="bold"/>
    </style:style>
    <style:style style:name="T4" style:family="text">
      <style:text-properties fo:font-weight="bold" officeooo:rsid="00463224" style:font-weight-asian="bold" style:font-weight-complex="bold"/>
    </style:style>
    <style:style style:name="T5" style:family="text">
      <style:text-properties fo:font-weight="bold" officeooo:rsid="004d4a37" style:font-weight-asian="bold" style:font-weight-complex="bold"/>
    </style:style>
    <style:style style:name="T6" style:family="text">
      <style:text-properties fo:font-weight="bold" officeooo:rsid="004ec218" style:font-weight-asian="bold" style:font-weight-complex="bold"/>
    </style:style>
    <style:style style:name="T7" style:family="text">
      <style:text-properties fo:font-weight="bold" officeooo:rsid="0055515d" style:font-weight-asian="bold" style:font-weight-complex="bold"/>
    </style:style>
    <style:style style:name="T8" style:family="text">
      <style:text-properties fo:font-weight="bold" officeooo:rsid="005c479a" style:font-weight-asian="bold" style:font-weight-complex="bold"/>
    </style:style>
    <style:style style:name="T9" style:family="text">
      <style:text-properties fo:font-weight="bold" officeooo:rsid="005c8075" style:font-weight-asian="bold" style:font-weight-complex="bold"/>
    </style:style>
    <style:style style:name="T10" style:family="text">
      <style:text-properties fo:font-weight="bold" officeooo:rsid="005daf03" style:font-weight-asian="bold" style:font-weight-complex="bold"/>
    </style:style>
    <style:style style:name="T11" style:family="text">
      <style:text-properties fo:font-weight="bold" officeooo:rsid="005de82d" style:font-weight-asian="bold" style:font-weight-complex="bold"/>
    </style:style>
    <style:style style:name="T12" style:family="text">
      <style:text-properties fo:font-weight="bold" officeooo:rsid="00604b7c" style:font-weight-asian="bold" style:font-weight-complex="bold"/>
    </style:style>
    <style:style style:name="T13" style:family="text">
      <style:text-properties fo:font-weight="normal" officeooo:rsid="005de82d" style:font-weight-asian="normal" style:font-weight-complex="normal"/>
    </style:style>
    <style:style style:name="T14" style:family="text">
      <style:text-properties fo:font-weight="normal" officeooo:rsid="005fd0fa" style:font-weight-asian="normal" style:font-weight-complex="normal"/>
    </style:style>
    <style:style style:name="T15" style:family="text">
      <style:text-properties fo:font-weight="normal" officeooo:rsid="00604b7c" style:font-weight-asian="normal" style:font-weight-complex="normal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4480b8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529fc9" fo:background-color="transparent" loext:char-shading-value="0" style:font-weight-asian="normal" style:font-weight-complex="normal"/>
    </style:style>
    <style:style style:name="T19" style:family="text">
      <style:text-properties style:font-name="Calibri" fo:font-size="10pt" fo:font-style="normal" fo:font-weight="bold" officeooo:rsid="0032dc4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Calibri" fo:font-size="10pt" fo:font-style="normal" fo:font-weight="bold" officeooo:rsid="00328ad4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Calibri" fo:font-size="10pt" fo:font-style="normal" fo:font-weight="bold" officeooo:rsid="004480b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Calibri" fo:font-size="10pt" fo:font-style="normal" fo:font-weight="bold" officeooo:rsid="00308ee4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Calibri" fo:font-size="10pt" fo:font-style="normal" fo:font-weight="bold" officeooo:rsid="00463224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Calibri" fo:font-size="10pt" fo:font-style="normal" fo:font-weight="bold" officeooo:rsid="0044950f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Calibri" fo:font-size="10pt" fo:font-style="normal" fo:font-weight="bold" officeooo:rsid="00517fe1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Calibri" fo:font-size="10pt" fo:font-style="normal" fo:font-weight="bold" officeooo:rsid="00529fc9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Calibri" fo:font-size="10pt" fo:font-style="normal" fo:font-weight="bold" officeooo:rsid="0055515d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Calibri" fo:font-size="10pt" fo:font-style="normal" fo:font-weight="bold" officeooo:rsid="004480b8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Calibri" fo:font-size="10pt" fo:font-style="normal" fo:font-weight="bold" officeooo:rsid="0048fba6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font-name="Calibri" fo:font-size="10pt" fo:font-style="normal" fo:font-weight="bold" officeooo:rsid="00529fc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Calibri" fo:font-size="10pt" fo:font-style="normal" fo:font-weight="bold" officeooo:rsid="005293e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Calibri" fo:font-size="10pt" fo:font-style="normal" fo:font-weight="bold" officeooo:rsid="0055515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Calibri" fo:font-size="10pt" fo:font-style="normal" fo:font-weight="normal" officeooo:rsid="004480b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Calibri" fo:font-size="10pt" fo:font-style="normal" fo:font-weight="normal" officeooo:rsid="0044950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Calibri" fo:font-size="10pt" fo:font-style="normal" fo:font-weight="normal" officeooo:rsid="0048fb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Calibri" fo:font-size="10pt" fo:font-style="normal" fo:font-weight="normal" officeooo:rsid="00517fe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Calibri" fo:font-size="10pt" fo:font-style="normal" fo:font-weight="normal" officeooo:rsid="005293e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Calibri" fo:font-size="10pt" fo:font-style="normal" fo:font-weight="normal" officeooo:rsid="00529fc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Calibri" fo:font-size="10pt" fo:font-style="italic" fo:font-weight="bold" officeooo:rsid="00517fe1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style:font-name="Calibri" fo:font-size="10pt" fo:font-style="italic" fo:font-weight="bold" officeooo:rsid="005293e9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style:font-name="Calibri" fo:font-size="8pt" fo:font-style="normal" fo:font-weight="bold" officeooo:rsid="00328ad4" fo:background-color="#dddddd" loext:char-shading-value="0" style:font-size-asian="8pt" style:font-style-asian="normal" style:font-weight-asian="bold" style:font-size-complex="8pt" style:font-style-complex="normal" style:font-weight-complex="bold"/>
    </style:style>
    <style:style style:name="T42" style:family="text">
      <style:text-properties style:font-name="Calibri" fo:font-size="8pt" fo:font-style="normal" fo:font-weight="bold" officeooo:rsid="0055515d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style:font-name="Calibri" fo:font-size="8pt" fo:font-style="normal" fo:font-weight="bold" officeooo:rsid="0048fba6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44" style:family="text">
      <style:text-properties style:font-name="Calibri" fo:font-size="8pt" fo:font-style="normal" officeooo:rsid="00328ad4" fo:background-color="#dddddd" loext:char-shading-value="0" style:font-size-asian="8pt" style:font-style-asian="normal" style:font-size-complex="8pt" style:font-style-complex="normal"/>
    </style:style>
    <style:style style:name="T45" style:family="text">
      <style:text-properties fo:font-style="italic" fo:font-weight="bold"/>
    </style:style>
    <style:style style:name="T46" style:family="text">
      <style:text-properties fo:font-style="italic" fo:font-weight="bold" officeooo:rsid="0048fba6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34a1fa" fo:background-color="transparent" loext:char-shading-value="0"/>
    </style:style>
    <style:style style:name="T50" style:family="text">
      <style:text-properties officeooo:rsid="00529fc9" fo:background-color="transparent" loext:char-shading-value="0"/>
    </style:style>
    <style:style style:name="T51" style:family="text">
      <style:text-properties fo:background-color="#eeeeee" loext:char-shading-value="0"/>
    </style:style>
    <style:style style:name="T52" style:family="text">
      <style:text-properties officeooo:rsid="00529fc9" fo:background-color="#eeeeee" loext:char-shading-value="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463224" style:font-size-asian="10pt" style:font-size-complex="10pt"/>
    </style:style>
    <style:style style:name="T55" style:family="text">
      <style:text-properties fo:font-size="10pt" officeooo:rsid="004480b8" style:font-size-asian="10pt" style:font-size-complex="10pt"/>
    </style:style>
    <style:style style:name="T56" style:family="text">
      <style:text-properties fo:font-size="10pt" officeooo:rsid="0044950f" style:font-size-asian="10pt" style:font-size-complex="10pt"/>
    </style:style>
    <style:style style:name="T57" style:family="text">
      <style:text-properties fo:font-size="10pt" fo:font-style="normal" fo:font-weight="bold" officeooo:rsid="0055515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officeooo:rsid="0044950f"/>
    </style:style>
    <style:style style:name="T59" style:family="text">
      <style:text-properties officeooo:rsid="00462364"/>
    </style:style>
    <style:style style:name="T60" style:family="text">
      <style:text-properties officeooo:rsid="00463224"/>
    </style:style>
    <style:style style:name="T61" style:family="text">
      <style:text-properties officeooo:rsid="0047156b"/>
    </style:style>
    <style:style style:name="T62" style:family="text">
      <style:text-properties officeooo:rsid="0048fba6"/>
    </style:style>
    <style:style style:name="T63" style:family="text">
      <style:text-properties officeooo:rsid="004b007e"/>
    </style:style>
    <style:style style:name="T64" style:family="text">
      <style:text-properties officeooo:rsid="004d4a37"/>
    </style:style>
    <style:style style:name="T65" style:family="text">
      <style:text-properties officeooo:rsid="004ec218"/>
    </style:style>
    <style:style style:name="T66" style:family="text">
      <style:text-properties officeooo:rsid="00517fe1"/>
    </style:style>
    <style:style style:name="T67" style:family="text">
      <style:text-properties fo:font-size="8pt" officeooo:rsid="00517fe1" style:font-size-asian="8pt" style:font-size-complex="8pt"/>
    </style:style>
    <style:style style:name="T68" style:family="text">
      <style:text-properties fo:font-size="8pt" fo:font-style="normal" fo:font-weight="normal" officeooo:rsid="0053f5a9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9" style:family="text">
      <style:text-properties fo:font-size="8pt" fo:font-style="normal" fo:font-weight="bold" officeooo:rsid="0048fba6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70" style:family="text">
      <style:text-properties fo:font-size="8pt" fo:font-style="normal" fo:font-weight="bold" officeooo:rsid="00593312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71" style:family="text">
      <style:text-properties fo:background-color="#dddddd" loext:char-shading-value="0"/>
    </style:style>
    <style:style style:name="T72" style:family="text">
      <style:text-properties officeooo:rsid="0044950f" fo:background-color="#dddddd" loext:char-shading-value="0"/>
    </style:style>
    <style:style style:name="T73" style:family="text">
      <style:text-properties officeooo:rsid="0055515d"/>
    </style:style>
    <style:style style:name="T74" style:family="text">
      <style:text-properties officeooo:rsid="0057ee01"/>
    </style:style>
    <style:style style:name="T75" style:family="text">
      <style:text-properties style:font-name="Liberation Mono" fo:font-size="8pt" fo:font-style="normal" fo:font-weight="bold" officeooo:rsid="00593312" fo:background-color="transparent" loext:char-shading-value="0" style:font-name-asian="Noto Sans Mono CJK SC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T76" style:family="text">
      <style:text-properties officeooo:rsid="005c8075"/>
    </style:style>
    <style:style style:name="T77" style:family="text">
      <style:text-properties officeooo:rsid="005daf03"/>
    </style:style>
    <style:style style:name="T78" style:family="text">
      <style:text-properties officeooo:rsid="00604b7c"/>
    </style:style>
    <text:list-style style:name="L1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VM: LOGICAL VOLUME MANAGER</text:p>
      <text:p text:style-name="P4"><text:span text:style-name="T21">LVM</text:span><text:span text:style-name="T22">: </text:span><text:span text:style-name="T28">Volúmenes Físicos</text:span><text:span text:style-name="T33"> son agrupados en </text:span><text:span text:style-name="T28">Grupos de Volúmenes</text:span><text:span text:style-name="T33"> y divididos en </text:span><text:span text:style-name="T28">Volúmenes Lógicos. Pila de bloques. Los volúmenes físicos son agrupados en un STACK → LV de tamaño variable.</text:span></text:p>
      <text:p text:style-name="P6"><text:span text:style-name="T21">P</text:span><text:span text:style-name="T24">V → VG → LV // LV → MKFS / Mount (FSTAB) /// LV → e2fsck -</text:span><text:span text:style-name="T23">f </text:span><text:span text:style-name="T24">– </text:span><text:span text:style-name="T23">resize2fs </text:span><text:span text:style-name="T24">– lvmextend -r – lvmreduce -r</text:span></text:p>
      <text:p text:style-name="P7"><text:span text:style-name="T21">Physical Volume (PV)</text:span><text:span text:style-name="T20">:<text:tab/><text:tab/></text:span><text:span text:style-name="T21">Volume Group</text:span><text:span text:style-name="T20">:<text:tab/><text:tab/><text:tab/><text:tab/></text:span><text:span text:style-name="T21">Logical Volume</text:span><text:span text:style-name="T19">: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73057542880">
          <table:table-cell table:style-name="Table2.A1" office:value-type="string">
            <text:p text:style-name="P9">Pvcreate <text:span text:style-name="T60">[p1] [p2] → </text:span><text:span text:style-name="T4">Crea </text:span><text:span text:style-name="T60">PV</text:span></text:p>
          </table:table-cell>
          <table:table-cell table:style-name="Table2.A1" office:value-type="string">
            <text:p text:style-name="P9"><text:span text:style-name="T58">Vg</text:span>create <text:span text:style-name="T60">[name</text:span><text:span text:style-name="T62">VG</text:span><text:span text:style-name="T60">] [pv1] [pv2]</text:span></text:p>
          </table:table-cell>
          <table:table-cell table:style-name="Table2.A1" office:value-type="string">
            <text:p text:style-name="P10"><text:span text:style-name="T58">L</text:span>vcreate -<text:span text:style-name="T60">L </text:span><text:span text:style-name="T64">M -l </text:span><text:span text:style-name="T60">-</text:span><text:span text:style-name="T61">n </text:span><text:span text:style-name="T63">[nameVG] →</text:span><text:span text:style-name="T65"> </text:span><text:span text:style-name="T6">Create</text:span></text:p>
          </table:table-cell>
        </table:table-row>
        <table:table-row table:style-name="TableLine94673091569952">
          <table:table-cell table:style-name="Table2.A1" office:value-type="string">
            <text:p text:style-name="P9">Pv<text:span text:style-name="T58">display </text:span><text:span text:style-name="T60">[p] → </text:span><text:span text:style-name="T4">Muestra PV</text:span></text:p>
          </table:table-cell>
          <table:table-cell table:style-name="Table2.A1" office:value-type="string">
            <text:p text:style-name="P14"><text:span text:style-name="T34">Vgdisplay </text:span><text:span text:style-name="T35">[nameVG]</text:span><text:span text:style-name="T34">→</text:span><text:span text:style-name="T35"> </text:span><text:span text:style-name="T29">Muestra VG</text:span></text:p>
          </table:table-cell>
          <table:table-cell table:style-name="Table2.A1" office:value-type="string">
            <text:p text:style-name="P10"><text:span text:style-name="T58">L</text:span>v<text:span text:style-name="T58">display </text:span><text:span text:style-name="T64">[lv] </text:span><text:span text:style-name="T58">→</text:span><text:span text:style-name="T64"> </text:span><text:span text:style-name="T5">Display LV</text:span></text:p>
          </table:table-cell>
        </table:table-row>
        <table:table-row table:style-name="TableLine94673043605904">
          <table:table-cell table:style-name="Table2.A1" office:value-type="string">
            <text:p text:style-name="P11">Pvmove <text:span text:style-name="T60">[p] → </text:span><text:span text:style-name="T4">Move files a otro PV </text:span></text:p>
          </table:table-cell>
          <table:table-cell table:style-name="Table2.A1" office:value-type="string">
            <text:p text:style-name="P11">Vgextend <text:span text:style-name="T62">[p1] </text:span>→<text:span text:style-name="T62"> </text:span><text:span text:style-name="T3">Añade más discos</text:span></text:p>
          </table:table-cell>
          <table:table-cell table:style-name="Table2.A1" office:value-type="string">
            <text:p text:style-name="P12">Lvextend -<text:span text:style-name="T62">l [] </text:span>-<text:span text:style-name="T60">L</text:span> <text:span text:style-name="T59">[-r] →</text:span><text:span text:style-name="T64"> </text:span><text:span text:style-name="T5">Extend LV</text:span></text:p>
          </table:table-cell>
        </table:table-row>
        <table:table-row table:style-name="TableLine94673063200368">
          <table:table-cell table:style-name="Table2.A1" office:value-type="string">
            <text:p text:style-name="P11">Pvremove <text:span text:style-name="T60">[p] → </text:span><text:span text:style-name="T4">Remove</text:span></text:p>
          </table:table-cell>
          <table:table-cell table:style-name="Table2.A1" office:value-type="string">
            <text:p text:style-name="P11">Vgreduce <text:span text:style-name="T62">[p1]</text:span>→<text:span text:style-name="T62"> </text:span><text:span text:style-name="T3">Borra discos del VG</text:span></text:p>
          </table:table-cell>
          <table:table-cell table:style-name="Table2.A1" office:value-type="string">
            <text:p text:style-name="P12">Lvreduce -<text:span text:style-name="T60">F</text:span> <text:span text:style-name="T59">[-r] →</text:span><text:span text:style-name="T64"> </text:span><text:span text:style-name="T5">Shrink LV</text:span></text:p>
          </table:table-cell>
        </table:table-row>
        <table:table-row table:style-name="TableLine94673105817936">
          <table:table-cell table:style-name="Table2.A1" office:value-type="string">
            <text:p text:style-name="P11">Pvresize <text:span text:style-name="T60">[p] </text:span>→<text:span text:style-name="T60"> </text:span><text:span text:style-name="T4">Cambia tamaño PV</text:span></text:p>
          </table:table-cell>
          <table:table-cell table:style-name="Table2.A1" office:value-type="string">
            <text:p text:style-name="P11">Vgremove <text:span text:style-name="T62">[nameVG]</text:span>→<text:span text:style-name="T62"> </text:span><text:span text:style-name="T3">Borra VG</text:span></text:p>
          </table:table-cell>
          <table:table-cell table:style-name="Table2.A1" office:value-type="string">
            <text:p text:style-name="P12">Lvremove <text:s/>→<text:span text:style-name="T64"> </text:span><text:span text:style-name="T5">Borra LV</text:span></text:p>
          </table:table-cell>
        </table:table-row>
        <table:table-row table:style-name="TableLine94673059108464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Lvresize -<text:span text:style-name="T60">L</text:span> -<text:span text:style-name="T65">l </text:span>[-r] →<text:span text:style-name="T65"> </text:span><text:span text:style-name="T6">Resize</text:span></text:p>
          </table:table-cell>
        </table:table-row>
      </table:table>
      <text:p text:style-name="P5"><text:span text:style-name="T41">dd if=/dev/zero of=disk01.img bs=1k count=500k --&gt; inputFile /dev/zero - outputFile disk01 tamaño de </text:span><text:span text:style-name="Strong_20_Emphasis"><text:span text:style-name="T44">500M</text:span></text:span></text:p>
      <text:p text:style-name="P3"><text:span text:style-name="Strong_20_Emphasis"><text:span text:style-name="T60">PE = Unidad básica de asignación = Bloques x 4MB → Para la gestión de LVM se pierden 4MB →</text:span></text:span><text:span text:style-name="Strong_20_Emphasis"><text:span text:style-name="T61"> El tamaño del disco REAL.</text:span></text:span></text:p>
      <text:p text:style-name="P1"><text:span text:style-name="Strong_20_Emphasis">-l100%FREE → Todo el disco / -l50%VG → Mitad del disco</text:span></text:p>
      <text:p text:style-name="P1"><text:span text:style-name="Strong_20_Emphasis"><text:span text:style-name="T46">lvextend </text:span></text:span><text:span text:style-name="Strong_20_Emphasis"><text:span text:style-name="T45">-</text:span></text:span><text:span text:style-name="Strong_20_Emphasis"><text:span text:style-name="T46">l </text:span></text:span><text:span text:style-name="Strong_20_Emphasis"><text:span text:style-name="T1">, </text:span></text:span><text:span text:style-name="Strong_20_Emphasis"><text:span text:style-name="T45">--extents [+]LogicalExtentsNumber[%{VG|LV|PVS|FREE|ORIGIN}]</text:span></text:span><text:span text:style-name="Strong_20_Emphasis"> </text:span></text:p>
      <text:p text:style-name="P1"><text:span text:style-name="Strong_20_Emphasi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73038107744">
          <table:table-cell table:style-name="Table1.A1" office:value-type="string">
            <text:p text:style-name="P13">Blkid → Discos <text:span text:style-name="T77">attr</text:span></text:p>
          </table:table-cell>
          <table:table-cell table:style-name="Table1.A1" office:value-type="string">
            <text:p text:style-name="P13">Lsblk → <text:span text:style-name="T77">Block devices</text:span></text:p>
          </table:table-cell>
          <table:table-cell table:style-name="Table1.A1" office:value-type="string">
            <text:p text:style-name="P13">/etc/fstab - /dev/disk /mntsistema ext4 0 0</text:p>
          </table:table-cell>
          <table:table-cell table:style-name="Table1.A1" office:value-type="string">
            <text:p text:style-name="P13"/>
          </table:table-cell>
        </table:table-row>
        <table:table-row table:style-name="TableLine94673087969696">
          <table:table-cell table:style-name="Table1.A1" office:value-type="string">
            <text:p text:style-name="P13">Df -h → Disk file</text:p>
          </table:table-cell>
          <table:table-cell table:style-name="Table1.A1" office:value-type="string">
            <text:p text:style-name="P13">Tree /dev/disk → Tree disk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5"/>
      <text:p text:style-name="P2"><text:span text:style-name="T49">M</text:span><text:span text:style-name="T48">odificaciones en caliente. Si se quiere hacer más grande → 1. lvextend y luego resize2fs o lvextend -r. 2. Si se quiere hacer más pequeño. 1. Borrar o mover datos (pmove) (resize2fs) y luego hacer más pequeña la carpeta → (lvreduce -r)</text:span></text:p>
      <text:p text:style-name="P25">Resumen: <text:span text:style-name="T55">P</text:span><text:span text:style-name="T56">V → VG → LV // LV → MKFS / Mount (FSTAB) /// LV → e2fsck -</text:span><text:span text:style-name="T54">f </text:span><text:span text:style-name="T56">– </text:span><text:span text:style-name="T54">resize2fs </text:span><text:span text:style-name="T56">– lvmextend -</text:span><text:span text:style-name="T53">l50%LV </text:span><text:span text:style-name="T56">-r – lvmreduce -</text:span><text:span text:style-name="T53">l50%LV</text:span><text:span text:style-name="T56">-r</text:span></text:p>
      <text:p text:style-name="P16"><text:span text:style-name="T58">R</text:span>AID: Redundany Array of Inexpensive Disks →<text:span text:style-name="T66"> </text:span><text:span text:style-name="T67">Redundancia – Rendimiento – Recuperación en caso de fail</text:span></text:p>
      <text:p text:style-name="P26"><text:span text:style-name="T25">RAID0:</text:span><text:span text:style-name="T36"> </text:span><text:span text:style-name="T39">Disk Striping</text:span><text:span text:style-name="T36"> – No redundancia – Por bandas / Equitativa – No paridad – If1 disk fail = bye.</text:span></text:p>
      <text:p text:style-name="P26"><text:span text:style-name="T24">R</text:span><text:span text:style-name="T25">AID1: </text:span><text:span text:style-name="T39">Disk Mirroring</text:span><text:span text:style-name="T36"> – Si redundancia – Por igual en 1 o más disk / Mirror – No paridad – If all Disk fail = bye. </text:span><text:span text:style-name="T38">If I have 3 1TB Disk = </text:span><text:span text:style-name="T30">1TB of capacidad</text:span></text:p>
      <text:p text:style-name="P27"><text:span text:style-name="T24">R</text:span><text:span text:style-name="T25">AID5:</text:span><text:span text:style-name="T33"> </text:span><text:span text:style-name="T39">Disk </text:span><text:span text:style-name="T40">Striping with Parity </text:span><text:span text:style-name="T36">– Si redundancia – </text:span><text:span text:style-name="T31">Raid4 + Parity repartida </text:span><text:span text:style-name="T37">– Min </text:span><text:span text:style-name="T31">3 discos </text:span><text:span text:style-name="T37">– No bottleneck – Capacidad </text:span><text:span text:style-name="T31">sum all disk – 1 (parity)</text:span><text:span text:style-name="T37">. Only 1 fail disk. If I have 3TB (3 disk 1tb) = </text:span><text:span text:style-name="T31">2TB </text:span><text:span text:style-name="T30">of capacidad</text:span><text:span text:style-name="T37">.</text:span></text:p>
      <text:p text:style-name="P26"><text:span text:style-name="T25">RAID2: </text:span><text:span text:style-name="T38">RAID0 + RAID1</text:span></text:p>
      <text:p text:style-name="P26"><text:span text:style-name="T25">RAID3: </text:span><text:span text:style-name="T38">RAID0 + Parity (Bytes)</text:span></text:p>
      <text:p text:style-name="P19">RAID4: <text:span text:style-name="T50">Block Striped </text:span><text:span text:style-name="T18">(1 Parity Disk Dedicated)</text:span></text:p>
      <text:p text:style-name="P20"><text:span text:style-name="T51">RAID</text:span><text:span text:style-name="T52">6</text:span><text:span text:style-name="T16">:</text:span><text:span text:style-name="T18"> </text:span><text:span text:style-name="T50">Striping with Double Parity – </text:span><text:span text:style-name="T18">Same RAID5 pero con doble.</text:span></text:p>
      <text:p text:style-name="P19">RAID0+1:<text:span text:style-name="T17"> </text:span><text:span text:style-name="T18">Striping y Mirror same time. RAID1 sobre dos RAID0. 4TB de 1TB → Útiles </text:span><text:span text:style-name="T50">2TB</text:span><text:span text:style-name="T18"> – </text:span><text:span text:style-name="T50">2TB copia. 2Failmax.</text:span></text:p>
      <text:p text:style-name="P28"><text:span text:style-name="T25">RAID1+</text:span><text:span text:style-name="T26">0</text:span><text:span text:style-name="T25">:</text:span><text:span text:style-name="T33"> </text:span><text:span text:style-name="T38">RAID0 sobre dos RAID1. Same anterior.</text:span></text:p>
      <text:p text:style-name="P17"><text:span text:style-name="T72"/></text:p>
      <text:p text:style-name="P18"><text:span text:style-name="T72">C</text:span><text:span text:style-name="T71">omandos RAID</text:span></text:p>
      <text:p text:style-name="P18"><text:span text:style-name="T71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73088895904">
          <table:table-cell table:style-name="Table3.A1" office:value-type="string">
            <text:p text:style-name="P48">CREATE RAID1</text:p>
          </table:table-cell>
          <table:table-cell table:style-name="Table3.A1" office:value-type="string">
            <text:p text:style-name="P55">Mdadm <text:span text:style-name="T2">–create </text:span><text:span text:style-name="T73">[/dev/md0] </text:span><text:span text:style-name="T2">–level=1</text:span> <text:span text:style-name="T2">–raid-devices=3</text:span> [/dev/loopX] x3]</text:p>
          </table:table-cell>
          <table:table-cell table:style-name="Table3.A1" office:value-type="string">
            <text:p text:style-name="P61"><text:span text:style-name="T6">F</text:span><text:span text:style-name="T2">ORMATEAR</text:span></text:p>
          </table:table-cell>
          <table:table-cell table:style-name="Table3.A1" office:value-type="string">
            <text:p text:style-name="P61">Mkfs -t ext4 /dev/md0</text:p>
          </table:table-cell>
        </table:table-row>
        <table:table-row table:style-name="TableLine94673089370656">
          <table:table-cell table:style-name="Table3.A1" office:value-type="string">
            <text:p text:style-name="P43"><text:span text:style-name="T4">C</text:span><text:span text:style-name="T2">REATE RAID5</text:span></text:p>
          </table:table-cell>
          <table:table-cell table:style-name="Table3.A1" office:value-type="string">
            <text:p text:style-name="P55">Mdadm <text:span text:style-name="T2">–create</text:span> <text:span text:style-name="T73">[/dev/md0] </text:span><text:span text:style-name="T2">–level=</text:span><text:span text:style-name="T7">5</text:span> <text:span text:style-name="T2">–raid-devices=3</text:span> [/dev/loopX] x3]</text:p>
          </table:table-cell>
          <table:table-cell table:style-name="Table3.A1" office:value-type="string">
            <text:p text:style-name="P61"><text:span text:style-name="T5">M</text:span><text:span text:style-name="T2">ONTAR</text:span></text:p>
          </table:table-cell>
          <table:table-cell table:style-name="Table3.A1" office:value-type="string">
            <text:p text:style-name="P61">Mount /dev/md0 /mnt</text:p>
          </table:table-cell>
        </table:table-row>
        <table:table-row table:style-name="TableLine94673056934960">
          <table:table-cell table:style-name="Table3.A1" office:value-type="string">
            <text:p text:style-name="P61"><text:span text:style-name="T2">VERIFICATE</text:span></text:p>
          </table:table-cell>
          <table:table-cell table:style-name="Table3.A1" office:value-type="string">
            <text:p text:style-name="P61">Cat <text:span text:style-name="T2">/proc/mdstat</text:span></text:p>
          </table:table-cell>
          <table:table-cell table:style-name="Table3.A1" office:value-type="string">
            <text:p text:style-name="P61"><text:span text:style-name="T5">P</text:span><text:span text:style-name="T2">OPULATE</text:span></text:p>
          </table:table-cell>
          <table:table-cell table:style-name="Table3.A1" office:value-type="string">
            <text:p text:style-name="P61">Cp -r /boot/?? <text:span text:style-name="T47">mnt</text:span></text:p>
          </table:table-cell>
        </table:table-row>
        <table:table-row table:style-name="TableLine94673041139056">
          <table:table-cell table:style-name="Table3.A1" office:value-type="string">
            <text:p text:style-name="P41"><text:span text:style-name="T4"/></text:p>
          </table:table-cell>
          <table:table-cell table:style-name="Table3.A1" office:value-type="string">
            <text:p text:style-name="P58"><text:span text:style-name="T3"/></text:p>
          </table:table-cell>
          <table:table-cell table:style-name="Table3.A1" office:value-type="string">
            <text:p text:style-name="P61"><text:span text:style-name="T2"/></text:p>
          </table:table-cell>
          <table:table-cell table:style-name="Table3.A1" office:value-type="string">
            <text:p text:style-name="P61"><text:span text:style-name="T2"/></text:p>
          </table:table-cell>
        </table:table-row>
        <table:table-row table:style-name="TableLine94673052045360">
          <table:table-cell table:style-name="Table3.A1" office:value-type="string">
            <text:p text:style-name="P41"><text:span text:style-name="T4"/></text:p>
          </table:table-cell>
          <table:table-cell table:style-name="Table3.A1" office:value-type="string">
            <text:p text:style-name="P58"><text:span text:style-name="T3"/></text:p>
          </table:table-cell>
          <table:table-cell table:style-name="Table3.A1" office:value-type="string">
            <text:p text:style-name="P61"><text:span text:style-name="T2"/></text:p>
          </table:table-cell>
          <table:table-cell table:style-name="Table3.A1" office:value-type="string">
            <text:p text:style-name="P61"/>
          </table:table-cell>
        </table:table-row>
        <table:table-row table:style-name="TableLine94673085375824"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><text:span text:style-name="T6"/></text:p>
          </table:table-cell>
          <table:table-cell table:style-name="Table3.A1" office:value-type="string">
            <text:p text:style-name="P58"/>
          </table:table-cell>
        </table:table-row>
      </table:table>
      <text:p text:style-name="P30"/>
      <text:p text:style-name="P21">EXAMINE RAID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673058914816">
          <table:table-cell table:style-name="Table4.A1" office:value-type="string">
            <text:p text:style-name="P67"><text:span text:style-name="T32">Observe ARRAY</text:span></text:p>
          </table:table-cell>
          <table:table-cell table:style-name="Table4.A1" office:value-type="string">
            <text:p text:style-name="P56">mdadm <text:span text:style-name="Source_20_Text"><text:span text:style-name="T2">--detail</text:span></text:span><text:span text:style-name="T2"> </text:span><text:span text:style-name="Source_20_Text"><text:span text:style-name="T2">--sca</text:span></text:span><text:span text:style-name="Source_20_Text"><text:span text:style-name="T7">n</text:span></text:span></text:p>
          </table:table-cell>
          <table:table-cell table:style-name="Table4.A1" office:value-type="string">
            <text:p text:style-name="P63">INFO PART VIRT</text:p>
          </table:table-cell>
          <table:table-cell table:style-name="Table4.A1" office:value-type="string">
            <text:p text:style-name="P61">mdadm <text:span text:style-name="Source_20_Text">--examine</text:span> [/dev/loop0] </text:p>
          </table:table-cell>
        </table:table-row>
        <table:table-row table:style-name="TableLine94673089609824">
          <table:table-cell table:style-name="Table4.A1" office:value-type="string">
            <text:p text:style-name="P67"><text:span text:style-name="T32">Detail ARRAY</text:span></text:p>
          </table:table-cell>
          <table:table-cell table:style-name="Table4.A1" office:value-type="string">
            <text:p text:style-name="P56">mdadm <text:span text:style-name="Source_20_Text"><text:span text:style-name="T2">--detail</text:span></text:span><text:span text:style-name="T2"> </text:span>[/dev/md0] </text:p>
          </table:table-cell>
          <table:table-cell table:style-name="Table4.A1" office:value-type="string">
            <text:p text:style-name="P63">Query</text:p>
          </table:table-cell>
          <table:table-cell table:style-name="Table4.A1" office:value-type="string">
            <text:p text:style-name="P61">mdadm <text:span text:style-name="Source_20_Text">--query</text:span> [/dev/loop0]</text:p>
          </table:table-cell>
        </table:table-row>
        <table:table-row table:style-name="TableLine94673087793104">
          <table:table-cell table:style-name="Table4.A1" office:value-type="string">
            <text:p text:style-name="P63"/>
          </table:table-cell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><text:span text:style-name="T2"/></text:p>
          </table:table-cell>
          <table:table-cell table:style-name="Table4.A1" office:value-type="string">
            <text:p text:style-name="P61"><text:span text:style-name="T47"/></text:p>
          </table:table-cell>
        </table:table-row>
        <table:table-row table:style-name="TableLine94673070071808">
          <table:table-cell table:style-name="Table4.A1" office:value-type="string">
            <text:p text:style-name="P42"><text:span text:style-name="T4"/></text:p>
          </table:table-cell>
          <table:table-cell table:style-name="Table4.A1" office:value-type="string">
            <text:p text:style-name="P59"><text:span text:style-name="T3"/></text:p>
          </table:table-cell>
          <table:table-cell table:style-name="Table4.A1" office:value-type="string">
            <text:p text:style-name="P61"><text:span text:style-name="T2"/></text:p>
          </table:table-cell>
          <table:table-cell table:style-name="Table4.A1" office:value-type="string">
            <text:p text:style-name="P61"><text:span text:style-name="T2"/></text:p>
          </table:table-cell>
        </table:table-row>
        <table:table-row table:style-name="TableLine94673043596128">
          <table:table-cell table:style-name="Table4.A1" office:value-type="string">
            <text:p text:style-name="P42"><text:span text:style-name="T4"/></text:p>
          </table:table-cell>
          <table:table-cell table:style-name="Table4.A1" office:value-type="string">
            <text:p text:style-name="P59"><text:span text:style-name="T3"/></text:p>
          </table:table-cell>
          <table:table-cell table:style-name="Table4.A1" office:value-type="string">
            <text:p text:style-name="P61"><text:span text:style-name="T2"/></text:p>
          </table:table-cell>
          <table:table-cell table:style-name="Table4.A1" office:value-type="string">
            <text:p text:style-name="P61"/>
          </table:table-cell>
        </table:table-row>
        <table:table-row table:style-name="TableLine94673036480800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59"><text:span text:style-name="T6"/></text:p>
          </table:table-cell>
          <table:table-cell table:style-name="Table4.A1" office:value-type="string">
            <text:p text:style-name="P59"/>
          </table:table-cell>
        </table:table-row>
      </table:table>
      <text:p text:style-name="P31"/>
      <text:p text:style-name="P29"><text:span text:style-name="T27">ERRADA I RECUPERACIÓ RAID</text:span>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72988574208">
          <table:table-cell table:style-name="Table5.A1" office:value-type="string">
            <text:p text:style-name="P49"><text:span text:style-name="T73">P</text:span>rovocar FAIL</text:p>
          </table:table-cell>
          <table:table-cell table:style-name="Table5.A1" office:value-type="string">
            <text:p text:style-name="P56"><text:span text:style-name="Source_20_Text">mdadm /dev/md0 </text:span><text:span text:style-name="Source_20_Text"><text:span text:style-name="T2">--fail</text:span></text:span><text:span text:style-name="Source_20_Text"> [/dev/loop1]</text:span></text:p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1"/>
          </table:table-cell>
        </table:table-row>
        <table:table-row table:style-name="TableLine94673104023440">
          <table:table-cell table:style-name="Table5.A1" office:value-type="string">
            <text:p text:style-name="P49"><text:span text:style-name="T73">B</text:span>orrar disco</text:p>
          </table:table-cell>
          <table:table-cell table:style-name="Table5.A1" office:value-type="string">
            <text:p text:style-name="P56">mdadm /dev/md0 <text:span text:style-name="Source_20_Text"><text:span text:style-name="T2">--remove</text:span></text:span> [/dev/loop1] </text:p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1"/>
          </table:table-cell>
        </table:table-row>
        <table:table-row table:style-name="TableLine94673087095888">
          <table:table-cell table:style-name="Table5.A1" office:value-type="string">
            <text:p text:style-name="P64">Añadir Disco nuevo</text:p>
          </table:table-cell>
          <table:table-cell table:style-name="Table5.A1" office:value-type="string">
            <text:p text:style-name="P61">mdadm <text:span text:style-name="Source_20_Text">--manage</text:span> [/dev/md0] <text:span text:style-name="Source_20_Text">--add</text:span> [/dev/loop3]</text:p>
          </table:table-cell>
          <table:table-cell table:style-name="Table5.A1" office:value-type="string">
            <text:p text:style-name="P61"><text:span text:style-name="T2"/></text:p>
          </table:table-cell>
          <table:table-cell table:style-name="Table5.A1" office:value-type="string">
            <text:p text:style-name="P61"><text:span text:style-name="T47"/></text:p>
          </table:table-cell>
        </table:table-row>
        <table:table-row table:style-name="TableLine94673043592368">
          <table:table-cell table:style-name="Table5.A1" office:value-type="string">
            <text:p text:style-name="P42"><text:span text:style-name="T4"/></text:p>
          </table:table-cell>
          <table:table-cell table:style-name="Table5.A1" office:value-type="string">
            <text:p text:style-name="P59"><text:span text:style-name="T3"/></text:p>
          </table:table-cell>
          <table:table-cell table:style-name="Table5.A1" office:value-type="string">
            <text:p text:style-name="P61"><text:span text:style-name="T2"/></text:p>
          </table:table-cell>
          <table:table-cell table:style-name="Table5.A1" office:value-type="string">
            <text:p text:style-name="P61"><text:span text:style-name="T2"/></text:p>
          </table:table-cell>
        </table:table-row>
        <table:table-row table:style-name="TableLine94673054526880">
          <table:table-cell table:style-name="Table5.A1" office:value-type="string">
            <text:p text:style-name="P42"><text:span text:style-name="T4"/></text:p>
          </table:table-cell>
          <table:table-cell table:style-name="Table5.A1" office:value-type="string">
            <text:p text:style-name="P59"><text:span text:style-name="T3"/></text:p>
          </table:table-cell>
          <table:table-cell table:style-name="Table5.A1" office:value-type="string">
            <text:p text:style-name="P61"><text:span text:style-name="T2"/></text:p>
          </table:table-cell>
          <table:table-cell table:style-name="Table5.A1" office:value-type="string">
            <text:p text:style-name="P61"/>
          </table:table-cell>
        </table:table-row>
        <table:table-row table:style-name="TableLine94673100156928"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9"><text:span text:style-name="T6"/></text:p>
          </table:table-cell>
          <table:table-cell table:style-name="Table5.A1" office:value-type="string">
            <text:p text:style-name="P59"/>
          </table:table-cell>
        </table:table-row>
      </table:table>
      <text:p text:style-name="P31"/>
      <text:p text:style-name="P31"/>
      <text:p text:style-name="P22"><text:soft-page-break/>PARAR Y ENCENDER / ENSAMBLAR RAID</text:p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73062953104">
          <table:table-cell table:style-name="Table6.A1" office:value-type="string">
            <text:p text:style-name="P50">Para ARRAY</text:p>
          </table:table-cell>
          <table:table-cell table:style-name="Table6.A1" office:value-type="string">
            <text:p text:style-name="P56"><text:span text:style-name="Source_20_Text">mdadm --stop [/dev/md0]</text:span></text:p>
          </table:table-cell>
          <table:table-cell table:style-name="Table6.A1" office:value-type="string">
            <text:p text:style-name="P65"/>
          </table:table-cell>
        </table:table-row>
        <table:table-row table:style-name="TableLine94673057008432">
          <table:table-cell table:style-name="Table6.A1" office:value-type="string">
            <text:p text:style-name="P50"><text:span text:style-name="T73">E</text:span>nsambla ARRAY</text:p>
          </table:table-cell>
          <table:table-cell table:style-name="Table6.A1" office:value-type="string">
            <text:p text:style-name="P56">mdadm <text:span text:style-name="Source_20_Text"><text:span text:style-name="T2">--assemble</text:span></text:span><text:span text:style-name="T2"> </text:span><text:span text:style-name="Source_20_Text"><text:span text:style-name="T2">--scan</text:span></text:span><text:span text:style-name="T2"> <text:s/></text:span></text:p>
          </table:table-cell>
          <table:table-cell table:style-name="Table6.A1" office:value-type="string">
            <text:p text:style-name="P65">Informa cuantos discos RAID, está activo, pero parado, no eliminado. Examina todas las particiones del sistema e intenta ensamblar las que cree que son RAID.</text:p>
          </table:table-cell>
        </table:table-row>
        <table:table-row table:style-name="TableLine94673051474960">
          <table:table-cell table:style-name="Table6.A1" office:value-type="string">
            <text:p text:style-name="P65">Ensambla ARRAY</text:p>
          </table:table-cell>
          <table:table-cell table:style-name="Table6.A1" office:value-type="string">
            <text:p text:style-name="P68">mdadmin <text:span text:style-name="Source_20_Text">--assemble</text:span> [/dev/md0] <text:span text:style-name="Source_20_Text">--run</text:span> [/dev/loop0] [/dev/loop1] [/dev/loop2<text:span text:style-name="T74">]</text:span></text:p>
          </table:table-cell>
          <table:table-cell table:style-name="Table6.A1" office:value-type="string">
            <text:p text:style-name="P61"><text:span text:style-name="T74">T</text:span>riem els dispositius que volem que utilitzi, si possem per exemple /dev/loop1, iniciara 2 en compte de 3</text:p>
          </table:table-cell>
        </table:table-row>
        <table:table-row table:style-name="TableLine94673097282368">
          <table:table-cell table:style-name="Table6.A1" office:value-type="string">
            <text:p text:style-name="P46"><text:span text:style-name="T4">B</text:span><text:span text:style-name="T2">usca RAID SCAN</text:span></text:p>
          </table:table-cell>
          <table:table-cell table:style-name="Table6.A1" office:value-type="string">
            <text:p text:style-name="P73"><text:span text:style-name="T43">mdadm </text:span><text:span text:style-name="Source_20_Text"><text:span text:style-name="T69">--</text:span></text:span><text:span text:style-name="Source_20_Text"><text:span text:style-name="T70">e</text:span></text:span><text:span text:style-name="Source_20_Text"><text:span text:style-name="T75">xamine</text:span></text:span><text:span text:style-name="T43"> </text:span><text:span text:style-name="Source_20_Text"><text:span text:style-name="T69">--scan</text:span></text:span><text:span text:style-name="T43"> &gt; [/etc/mdadm.conf]</text:span></text:p>
          </table:table-cell>
          <table:table-cell table:style-name="Table6.A1" office:value-type="string">
            <text:p text:style-name="P61"><text:span text:style-name="T2">Fiquem l'info del 'scan' al fitxer en questió (sabrà quin RAID ha d'arrancar, explicació + endevant)</text:span></text:p>
          </table:table-cell>
        </table:table-row>
        <table:table-row table:style-name="TableLine94673088490240">
          <table:table-cell table:style-name="Table6.A1" office:value-type="string">
            <text:p text:style-name="P44"><text:span text:style-name="T4">B</text:span><text:span text:style-name="T2">orra TAG</text:span></text:p>
          </table:table-cell>
          <table:table-cell table:style-name="Table6.A1" office:value-type="string">
            <text:p text:style-name="P59"><text:span text:style-name="T3">mdadm </text:span><text:span text:style-name="Source_20_Text"><text:span text:style-name="T3">-v</text:span></text:span><text:span text:style-name="T3"> </text:span><text:span text:style-name="Source_20_Text"><text:span text:style-name="T3">--zero-superblock</text:span></text:span><text:span text:style-name="T3"> [/dev/loop1] ...</text:span></text:p>
          </table:table-cell>
          <table:table-cell table:style-name="Table6.A1" office:value-type="string">
            <text:p text:style-name="P61"><text:span text:style-name="T2"/></text:p>
          </table:table-cell>
        </table:table-row>
        <table:table-row table:style-name="TableLine94673056644368">
          <table:table-cell table:style-name="Table6.A1" office:value-type="string">
            <text:p text:style-name="P52">EXAMINA SI HAY ARRAY</text:p>
          </table:table-cell>
          <table:table-cell table:style-name="Table6.A1" office:value-type="string">
            <text:p text:style-name="P59">mdadm --examine --scan</text:p>
          </table:table-cell>
          <table:table-cell table:style-name="Table6.A1" office:value-type="string">
            <text:p text:style-name="P59"><text:span text:style-name="T6">Ens mostra el nom de l'array, la metadata que utilitzem (firma) i el UUID de l'array i els discs de spare</text:span></text:p>
          </table:table-cell>
        </table:table-row>
      </table:table>
      <text:p text:style-name="P31"/>
      <text:p text:style-name="P23">AUTOMATIZAR ARRANQUE</text:p>
      <text:p text:style-name="P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73056787120">
          <table:table-cell table:style-name="Table7.A1" office:value-type="string">
            <text:p text:style-name="P67"><text:span text:style-name="T32">mdadm </text:span><text:span text:style-name="Source_20_Text"><text:span text:style-name="T57">--assemble</text:span></text:span><text:span text:style-name="T32"> </text:span><text:span text:style-name="Source_20_Text"><text:span text:style-name="T57">--scan</text:span></text:span><text:span text:style-name="T32"> # --&gt; Examina TODAS LAS PARTICIONES DEL SISTEMA e INTENTA "ENSAMBLAR" TODAS AQUELLAS QUE CREE QUE FORMAN UN RAID + AÑADE LA INFO DEL 'SCAN' AL FICHERO (SABRÁ QUE RAID TIENE QUE ARRANCAR).</text:span></text:p>
          </table:table-cell>
          <table:table-cell table:style-name="Table7.A1" office:value-type="string">
            <text:p text:style-name="P56"><text:span text:style-name="Source_20_Text"><text:span text:style-name="Source_20_Text"><text:span text:style-name="T68"/></text:span></text:span></text:p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1"/>
          </table:table-cell>
        </table:table-row>
        <table:table-row table:style-name="TableLine94673086210720">
          <table:table-cell table:style-name="Table7.A1" office:value-type="string">
            <text:p text:style-name="P67"><text:span text:style-name="T32"/></text:p>
          </table:table-cell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1"/>
          </table:table-cell>
        </table:table-row>
        <table:table-row table:style-name="TableLine94673087489296">
          <table:table-cell table:style-name="Table7.A1" office:value-type="string">
            <text:p text:style-name="P70">MODIFICAR EL /ETC/FSTAB </text:p>
            <text:p text:style-name="Text_20_body">cat /etc/fstab</text:p>
            <text:p text:style-name="Text_20_body">/dev/md0 /mnt ext4 default 0 0</text:p>
          </table:table-cell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/>
          </table:table-cell>
        </table:table-row>
        <table:table-row table:style-name="TableLine94673036563984">
          <table:table-cell table:style-name="Table7.A1" office:value-type="string">
            <text:p text:style-name="P42"/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/>
          </table:table-cell>
        </table:table-row>
        <table:table-row table:style-name="TableLine94673058148976">
          <table:table-cell table:style-name="Table7.A1" office:value-type="string">
            <text:p text:style-name="P42"/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/>
          </table:table-cell>
        </table:table-row>
        <table:table-row table:style-name="TableLine94673064207088">
          <table:table-cell table:style-name="Table7.A1" office:value-type="string">
            <text:p text:style-name="P42"/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59"/>
          </table:table-cell>
        </table:table-row>
      </table:table>
      <text:p text:style-name="P75"/>
      <text:p text:style-name="P24">GROW RAID / CAMBIA TAMAÑO SHAPE</text:p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673035689040">
          <table:table-cell table:style-name="Table8.A1" office:value-type="string">
            <text:p text:style-name="P54">GROW NO DEIXA SPARE / AÑADE OTRO DISCO</text:p>
          </table:table-cell>
          <table:table-cell table:style-name="Table8.A1" office:value-type="string">
            <text:p text:style-name="P57"><text:span text:style-name="Source_20_Text">mdadm --grow /dev/md/myraid --raid-devices=3 --add /dev/loop3</text:span></text:p>
          </table:table-cell>
          <table:table-cell table:style-name="Table8.A1" office:value-type="string">
            <text:p text:style-name="P66"/>
          </table:table-cell>
        </table:table-row>
        <table:table-row table:style-name="TableLine94673060416352"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7"><text:span text:style-name="T2"/></text:p>
          </table:table-cell>
          <table:table-cell table:style-name="Table8.A1" office:value-type="string">
            <text:p text:style-name="P66"/>
          </table:table-cell>
        </table:table-row>
        <table:table-row table:style-name="TableLine94673066120128">
          <table:table-cell table:style-name="Table8.A1" office:value-type="string">
            <text:p text:style-name="P66"/>
          </table:table-cell>
          <table:table-cell table:style-name="Table8.A1" office:value-type="string">
            <text:p text:style-name="P69"/>
          </table:table-cell>
          <table:table-cell table:style-name="Table8.A1" office:value-type="string">
            <text:p text:style-name="P62"/>
          </table:table-cell>
        </table:table-row>
        <table:table-row table:style-name="TableLine94673065618704">
          <table:table-cell table:style-name="Table8.A1" office:value-type="string">
            <text:p text:style-name="P47"><text:span text:style-name="T2"/></text:p>
          </table:table-cell>
          <table:table-cell table:style-name="Table8.A1" office:value-type="string">
            <text:p text:style-name="P74"><text:span text:style-name="T43"/></text:p>
          </table:table-cell>
          <table:table-cell table:style-name="Table8.A1" office:value-type="string">
            <text:p text:style-name="P62"><text:span text:style-name="T2"/></text:p>
          </table:table-cell>
        </table:table-row>
        <table:table-row table:style-name="TableLine94672986569904">
          <table:table-cell table:style-name="Table8.A1" office:value-type="string">
            <text:p text:style-name="P45"><text:span text:style-name="T2"/></text:p>
          </table:table-cell>
          <table:table-cell table:style-name="Table8.A1" office:value-type="string">
            <text:p text:style-name="P60"><text:span text:style-name="T3"/></text:p>
          </table:table-cell>
          <table:table-cell table:style-name="Table8.A1" office:value-type="string">
            <text:p text:style-name="P62"><text:span text:style-name="T2"/></text:p>
          </table:table-cell>
        </table:table-row>
        <table:table-row table:style-name="TableLine94673112131504"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60"/>
          </table:table-cell>
          <table:table-cell table:style-name="Table8.A1" office:value-type="string">
            <text:p text:style-name="P60"><text:span text:style-name="T6"/></text:p>
          </table:table-cell>
        </table:table-row>
      </table:table>
      <text:p text:style-name="P33"><text:span text:style-name="Strong_20_Emphasis"/></text:p>
      <text:p text:style-name="P72"><text:span text:style-name="Strong_20_Emphasis">man mdadm</text:span> --&gt; mdadmin --&gt; <text:span text:style-name="Emphasis">Administración de discos RAID</text:span>.</text:p>
      <text:list xml:id="list37434930" text:style-name="L2">
        <text:list-item>
          <text:p text:style-name="P71"><text:span text:style-name="Strong_20_Emphasis">Opciones:</text:span></text:p>
          <text:list>
            <text:list-item>
              <text:p text:style-name="P71"><text:span text:style-name="Strong_20_Emphasis"><text:span text:style-name="Source_20_Text">ASSEMBLE:</text:span></text:span> --&gt; Ensambla un <text:span text:style-name="Strong_20_Emphasis"><text:span text:style-name="Source_20_Text">ARRAY creado previamente</text:span></text:span> a un <text:span text:style-name="Strong_20_Emphasis"><text:span text:style-name="Source_20_Text">ARRAY activo</text:span></text:span>.</text:p>
            </text:list-item>
            <text:list-item>
              <text:p text:style-name="P71"><text:span text:style-name="Strong_20_Emphasis"><text:span text:style-name="Source_20_Text">BUILD</text:span></text:span> --&gt; Construye un ARRAY-</text:p>
            </text:list-item>
            <text:list-item>
              <text:p text:style-name="P71"><text:span text:style-name="Strong_20_Emphasis"><text:span text:style-name="Source_20_Text">CREATE</text:span></text:span> --&gt; Crea un <text:span text:style-name="Strong_20_Emphasis">ARRAY por superblocks</text:span> con varios dispositivos.</text:p>
            </text:list-item>
            <text:list-item>
              <text:p text:style-name="P71"><text:span text:style-name="Strong_20_Emphasis"><text:span text:style-name="Source_20_Text">FOLLOW OR MONITOR</text:span></text:span> --&gt; MONITORIZA</text:p>
            </text:list-item>
            <text:list-item>
              <text:p text:style-name="P71"><text:span text:style-name="Strong_20_Emphasis"><text:span text:style-name="Source_20_Text">GROW</text:span></text:span> --&gt; <text:span text:style-name="Strong_20_Emphasis">INCREMENTA O DECREMENTA UN ARRAY</text:span></text:p>
            </text:list-item>
            <text:list-item>
              <text:p text:style-name="P71"><text:span text:style-name="Strong_20_Emphasis"><text:span text:style-name="Source_20_Text">INCREMENTAL ASSEMBLY</text:span></text:span> --&gt; Añade un único dispositivo a un ARRAY</text:p>
            </text:list-item>
            <text:list-item>
              <text:p text:style-name="P71"><text:span text:style-name="Strong_20_Emphasis"><text:span text:style-name="Source_20_Text">MANAGE</text:span></text:span> --&gt; Específicos componentes de un array - añadir <text:span text:style-name="Strong_20_Emphasis">nuevos spares</text:span> o <text:span text:style-name="Strong_20_Emphasis">remover fails</text:span>.</text:p>
            </text:list-item>
          </text:list>
          <text:p text:style-name="P71">*<text:span text:style-name="Strong_20_Emphasis"><text:span text:style-name="Source_20_Text"> MISC:</text:span></text:span></text:p>
        </text:list-item>
      </text:list>
      <text:p text:style-name="P72"><text:span text:style-name="Strong_20_Emphasis"><text:span text:style-name="Source_20_Text">FICHEROS IMPORTANTES</text:span></text:span></text:p>
      <text:p text:style-name="Text_20_body"><text:soft-page-break/><text:span text:style-name="Strong_20_Emphasis"><text:span text:style-name="Source_20_Text">/proc/mdstat</text:span></text:span> --&gt; Lista los activos MD devices con <text:span text:style-name="Strong_20_Emphasis">información acerca de ellos</text:span>. MDADM lo usa para buscar ARRAYS con --scan.</text:p>
      <text:p text:style-name="Text_20_body"><text:span text:style-name="Strong_20_Emphasis"><text:span text:style-name="Source_20_Text">/etc/mdadm.conf</text:span></text:span> --&gt; Configuración donde indica dónde los dispositivos pueden ser buscados, si contienen MD superblock --&gt; <text:span text:style-name="Strong_20_Emphasis">UUID</text:span></text:p>
      <text:p text:style-name="P32"/>
      <text:p text:style-name="P72"><text:span text:style-name="Strong_20_Emphasis"><text:span text:style-name="Source_20_Text">mdadm --query /dev/name-of-dev</text:span></text:span> --&gt; Información acerca de una RAID</text:p>
      <text:p text:style-name="Text_20_body"><text:span text:style-name="Strong_20_Emphasis"><text:span text:style-name="Source_20_Text">mdadm --assemble --scan</text:span></text:span> --&gt; Ensambla ARRAY, listado en un <text:span text:style-name="Strong_20_Emphasis">config file</text:span></text:p>
      <text:p text:style-name="Text_20_body"><text:span text:style-name="Strong_20_Emphasis"><text:span text:style-name="Source_20_Text">mdadm --stop --scan</text:span></text:span> --&gt; Para el ARRAY.</text:p>
      <text:p text:style-name="Text_20_body"><text:span text:style-name="Strong_20_Emphasis"><text:span text:style-name="Source_20_Text">mdadm --follow --scan --delay=120</text:span></text:span> --&gt; Solo si hay un Email programado en el config file.</text:p>
      <text:p text:style-name="Text_20_body"><text:span text:style-name="Strong_20_Emphasis"><text:span text:style-name="Source_20_Text">mdadm --create /dev/md0 --level=1 --raid-devices=2 /dev/hd[ac]1</text:span></text:span> --&gt; Crea una RAID1 de /dev/hda1 y /dev/hdc1</text:p>
      <text:p text:style-name="Text_20_body"><text:span text:style-name="Strong_20_Emphasis"><text:span text:style-name="Source_20_Text">echo 'DEVICE /dev/hd*[0-9] /dev/sd*[0-9]' &gt; mdadm.conf</text:span></text:span> <text:span text:style-name="Strong_20_Emphasis"><text:span text:style-name="Source_20_Text">mdadm --detail --scan &gt;&gt; mdadm.conf</text:span></text:span> --&gt; Crea un prototipo de CONFIG FILE que describe que hay ARRAYS ACTIVOS que se conocen como IDE o SCSI. El fichero debe ser revisado antes de usarlo.</text:p>
      <text:p text:style-name="Text_20_body"><text:span text:style-name="Strong_20_Emphasis"><text:span text:style-name="Source_20_Text">mdadm --create --help</text:span></text:span> --&gt; HELP CREATE</text:p>
      <text:p text:style-name="Text_20_body"><text:span text:style-name="Strong_20_Emphasis"><text:span text:style-name="Source_20_Text">mdadm --config --help</text:span></text:span> --&gt; HELP CONFIG</text:p>
      <text:p text:style-name="Text_20_body"><text:span text:style-name="Strong_20_Emphasis"><text:span text:style-name="Source_20_Text">mdadm --help</text:span></text:span> --&gt; HELP GENERAL</text:p>
      <text:p text:style-name="P72"><text:span text:style-name="Source_20_Text"/></text:p>
      <text:p text:style-name="P72"><text:span text:style-name="Strong_20_Emphasis"><text:span text:style-name="Source_20_Text">IMPORTANTE</text:span></text:span></text:p>
      <text:p text:style-name="Text_20_body">Usando el fichero <text:span text:style-name="Strong_20_Emphasis">/etc/mdadm.conf</text:span> --&gt; Se puede guardar la configuración del ARRAY para que se pueda <text:span text:style-name="Strong_20_Emphasis">AUTOMATIZAR EL ARRANQUE DEL ARRAY</text:span>.</text:p>
      <text:p text:style-name="Text_20_body">En encender el sistema automáticamente, pondrá en marcha los <text:span text:style-name="Strong_20_Emphasis">ARRAYS</text:span> que se indiquen.</text:p>
      <text:p text:style-name="Text_20_body">El fichero también permite hacer <text:span text:style-name="Strong_20_Emphasis">ASSEMBLE del RAID</text:span> por el <text:span text:style-name="Strong_20_Emphasis">NOMBRE DEL RAID</text:span></text:p>
      <text:p text:style-name="P32"/>
      <text:p text:style-name="P34">LVM + RAID</text:p>
      <text:p text:style-name="P34">* <text:span text:style-name="T76">2 DISCOS IMAGINARIOS 500M→ ASIGNADOS A LOOP</text:span></text:p>
      <text:p text:style-name="P36"><text:span text:style-name="T8">* </text:span><text:span text:style-name="T9">CREAR RAID1 → </text:span><text:span text:style-name="Source_20_Text">mdadm --create /dev/md/raid_lvm0 --level=1 --raid-devices=2 /dev/loop2 /dev/loop3</text:span></text:p>
      <text:p text:style-name="P36"><text:span text:style-name="T8">* </text:span><text:span text:style-name="T9">2 DISCOS IMAGINARIOS 500M → ASIGNADOS A LOOP → OTRO RAID1 → </text:span><text:span text:style-name="Source_20_Text">mdadm --create /dev/md/raid_lvm1 --level=1 --raid-devices=2 /dev/loop4 /dev/loop5</text:span></text:p>
      <text:p text:style-name="P37"><text:span text:style-name="T9">1. Convertir en PV primer RAID → </text:span><text:span text:style-name="Source_20_Text">pvcreate /dev/md/raid_lvm0</text:span></text:p>
      <text:p text:style-name="P37"><text:span text:style-name="T9">2. Agrupar en VG → </text:span><text:span text:style-name="Source_20_Text">vgcreate mydisk /dev/md/raid_lvm0</text:span></text:p>
      <text:p text:style-name="P37"><text:span text:style-name="T9">3. Hacer </text:span><text:span text:style-name="T10">2 </text:span><text:span text:style-name="T9">LV </text:span><text:span text:style-name="T10">Dades y Sistema → </text:span><text:span text:style-name="Source_20_Text"><text:span text:style-name="T10">lvcreate -L 200M -n sistema /dev/mydisk | lvcreate -L 100M -n dades /dev/mydisk</text:span></text:span></text:p>
      <text:p text:style-name="P38"><text:span text:style-name="Source_20_Text"><text:span text:style-name="T10">4. MKFS Y MOUNT + POPULATE</text:span></text:span></text:p>
      <text:p text:style-name="P38"><text:span text:style-name="Source_20_Text"><text:span text:style-name="T10">5. Extender VG → vgextend mydisk /dev/md/raid_lvm1</text:span></text:span></text:p>
      <text:p text:style-name="P39"><text:span text:style-name="Source_20_Text"><text:span text:style-name="T11">6. Incrementar SISTEMA +100M → </text:span></text:span><text:span text:style-name="Source_20_Text"><text:span text:style-name="T13">lvextend -L +100M /dev/mydisk/sistema -</text:span></text:span><text:span text:style-name="Source_20_Text"><text:span text:style-name="T14">r</text:span></text:span></text:p>
      <text:p text:style-name="P40"><text:span text:style-name="Source_20_Text"><text:span text:style-name="T15">7. </text:span></text:span><text:span text:style-name="Source_20_Text"><text:span text:style-name="Strong_20_Emphasis"><text:span text:style-name="T78">Provocar un FAIL a un DELS DISCOS del RAID1.</text:span></text:span></text:span><text:span text:style-name="Source_20_Text"><text:span text:style-name="T15"> <text:s/>→ mdadm /dev/md/raid_lvm0 --rail /dev/loop1</text:span></text:span></text:p>
      <text:p text:style-name="P40"><text:span text:style-name="Source_20_Text"><text:span text:style-name="T15">8. </text:span></text:span><text:span text:style-name="Source_20_Text"><text:span text:style-name="T12">Hacer un pvmove de los datos. → </text:span></text:span><text:span text:style-name="Source_20_Text"><text:span text:style-name="T15">pvmove /dev/md/raid_lvm0 /dev/md/raid_lvm1</text:span></text:span></text:p>
      <text:p text:style-name="P40"><text:span text:style-name="Source_20_Text"><text:span text:style-name="T12">9. Eliminar RAID1 del VG → $ </text:span></text:span><text:span text:style-name="Source_20_Text"><text:span text:style-name="T15">sudo vgreduce mydisk /dev/md/raid_lvm0</text:span></text:span></text:p>
      <text:p text:style-name="P39"><text:span text:style-name="Source_20_Text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2598in" style:num-format="1" style:print-orientation="portrait" fo:margin-top="0.0398in" fo:margin-bottom="0.0398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43:56.490000000</meta:creation-date>
    <dc:date>2022-03-02T21:03:04.692817181</dc:date>
    <meta:editing-duration>PT9H7M</meta:editing-duration>
    <meta:editing-cycles>74</meta:editing-cycles>
    <meta:generator>LibreOffice/6.4.7.2$Linux_X86_64 LibreOffice_project/40$Build-2</meta:generator>
    <meta:document-statistic meta:table-count="8" meta:image-count="0" meta:object-count="0" meta:page-count="3" meta:paragraph-count="134" meta:word-count="1226" meta:character-count="7049" meta:non-whitespace-character-count="6002"/>
  </office:meta>
</office:document-meta>
</file>